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6.899cm" style:use-optimal-column-width="false"/>
    </style:style>
    <style:style style:name="ro1" style:family="table-row">
      <style:table-row-properties style:row-height="30.334cm" style:use-optimal-row-height="false"/>
    </style:style>
    <style:style style:name="ro2" style:family="table-row">
      <style:table-row-properties style:row-height="39.77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6.898cm" svg:height="109.891cm" svg:x="0cm" svg:y="0cm">
          <table:table table:template-name="black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جرات کے قبیلے کا سردار علی مولا<text:line-break/>کرار علی مولا جرار علی مولا<text:line-break/>سرداروں کے لشکر کا سردار علی مولا<text:span text:style-name="T1"><text:line-break/></text:span><text:span text:style-name="T1"/></text:p>
              </table:table-cell>
            </table:table-row>
            <table:table-row table:style-name="ro2">
              <table:table-cell table:style-name="ce2">
                <text:p text:style-name="P2">رکھتے ہیں جو لوگ چشم بصیرت<text:line-break/>وہ دیکھیں دو بھائیوں کی فضیلت<text:line-break/>معراج کی منزل میں اک ہلکے سے پردے کے<text:line-break/>اِس پار محمد ہیں اُس پار علی مولا<text:span text:style-name="T1"><text:line-break/></text:span><text:span text:style-name="T1"/></text:p>
              </table:table-cell>
            </table:table-row>
            <table:table-row table:style-name="ro2">
              <table:table-cell table:style-name="ce2">
                <text:p text:style-name="P2">خود جس کو خلاق عالم بڑھائے<text:line-break/>کس میں ہے دم شان اُس کی گھٹائے<text:line-break/>کعبے کا یہ کہنا ہے ایمان کی کعبے کی<text:line-break/>محراب ابو طالب مینار علی مولا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75.819cm" fo:page-height="104.4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7:28:53.760067500</meta:creation-date>
    <dc:date>2026-01-27T17:25:16.959023400</dc:date>
    <meta:editing-duration>PT7M41S</meta:editing-duration>
    <meta:editing-cycles>3</meta:editing-cycles>
    <meta:generator>LibreOffice/25.8.4.2$Windows_X86_64 LibreOffice_project/290daaa01b999472f0c7a3890eb6a550fd74c6df</meta:generator>
    <meta:document-statistic meta:object-count="1"/>
  </office:meta>
</office:document-meta>
</file>